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 style:master-page-name="First_20_Page">
      <style:table-properties style:width="17.992cm" style:page-number="auto" table:align="left" style:shadow="none" style:may-break-between-rows="true" table:border-model="collapsing"/>
    </style:style>
    <style:style style:name="Таблица1.A" style:family="table-column">
      <style:table-column-properties style:column-width="5.398cm"/>
    </style:style>
    <style:style style:name="Таблица1.B" style:family="table-column">
      <style:table-column-properties style:column-width="12.594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 style:master-page-name="First_20_Page">
      <style:table-properties style:width="17.992cm" style:page-number="auto" table:align="left" style:shadow="none" style:may-break-between-rows="true" table:border-model="collapsing"/>
    </style:style>
    <style:style style:name="Таблица3.A" style:family="table-column">
      <style:table-column-properties style:column-width="5.398cm"/>
    </style:style>
    <style:style style:name="Таблица3.B" style:family="table-column">
      <style:table-column-properties style:column-width="12.594cm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fo:keep-together="auto"/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 style:master-page-name="First_20_Page">
      <style:table-properties style:width="17.992cm" style:page-number="auto" table:align="left" style:shadow="none" style:may-break-between-rows="true" table:border-model="collapsing"/>
    </style:style>
    <style:style style:name="Таблица4.A" style:family="table-column">
      <style:table-column-properties style:column-width="5.398cm"/>
    </style:style>
    <style:style style:name="Таблица4.B" style:family="table-column">
      <style:table-column-properties style:column-width="12.594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Standard">
      <style:text-properties officeooo:paragraph-rsid="00837817"/>
    </style:style>
    <style:style style:name="P8" style:family="paragraph" style:parent-style-name="Table_20_Contents">
      <style:text-properties officeooo:paragraph-rsid="00837817"/>
    </style:style>
    <style:style style:name="P9" style:family="paragraph" style:parent-style-name="Table_20_Contents">
      <style:text-properties officeooo:rsid="00837817" officeooo:paragraph-rsid="00837817"/>
    </style:style>
    <style:style style:name="P10" style:family="paragraph" style:parent-style-name="Table_20_Heading">
      <style:text-properties officeooo:paragraph-rsid="00837817"/>
    </style:style>
    <style:style style:name="T1" style:family="text">
      <style:text-properties officeooo:rsid="005ffed0"/>
    </style:style>
    <style:style style:name="T2" style:family="text">
      <style:text-properties officeooo:rsid="00837817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Heading">Атрибут</text:p>
          </table:table-cell>
          <table:table-cell table:style-name="Таблица1.B1" office:value-type="string">
            <text:p text:style-name="Table_20_Heading">Значение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Уникальный идентификатор</text:p>
          </table:table-cell>
          <table:table-cell table:style-name="Таблица1.B2" office:value-type="string">
            <text:p text:style-name="Table_20_Contents">A-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Название</text:p>
          </table:table-cell>
          <table:table-cell table:style-name="Таблица1.B2" office:value-type="string">
            <text:p text:style-name="Table_20_Contents">Уведомление о успешном добавлении игрока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Описание</text:p>
          </table:table-cell>
          <table:table-cell table:style-name="Таблица1.B2" office:value-type="string">
            <text:p text:style-name="Table_20_Contents">Проверка, что после нажатия на кнопку «Добавить», показывается уведомление об успешном удалении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Входные данные</text:p>
          </table:table-cell>
          <table:table-cell table:style-name="Таблица1.B2" office:value-type="string">
            <text:p text:style-name="Table_20_Contents">- Имя игрока: Иванов Иван Иванович</text:p>
            <text:p text:style-name="Table_20_Contents">- Вес: 75.5</text:p>
            <text:p text:style-name="Table_20_Contents">- Дата рождения: 24.05.1992</text:p>
            <text:p text:style-name="Table_20_Contents">- Команда: Команда А</text:p>
            <text:p text:style-name="Table_20_Contents">- Позиция: Позиция 1</text:p>
            <text:p text:style-name="Table_20_Contents">- Дата начала игры: 24.06.2024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Предусловия</text:p>
          </table:table-cell>
          <table:table-cell table:style-name="Таблица1.B2" office:value-type="string">
            <text:p text:style-name="Table_20_Contents">- Имеется подключение к базе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Шаги</text:p>
          </table:table-cell>
          <table:table-cell table:style-name="Таблица1.B2" office:value-type="string">
            <text:p text:style-name="Table_20_Contents">1. Открыть приложение</text:p>
            <text:p text:style-name="Table_20_Contents">2. Войти под ролью «Администратор»</text:p>
            <text:p text:style-name="Table_20_Contents">3. Нажать кнопку «Добавить игрока»</text:p>
            <text:p text:style-name="Table_20_Contents">4. Заполнить поля имя игрока, вес, рост, дата рождения, команда, позиция, дата начала игры</text:p>
            <text:p text:style-name="Table_20_Contents">5. Нажать кнопку «Добавить»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Ожидаемый результат</text:p>
          </table:table-cell>
          <table:table-cell table:style-name="Таблица1.B2" office:value-type="string">
            <text:p text:style-name="Table_20_Contents">- После нажатия на кнопку «Добавить» будет показано уведомление об успешном добавлении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Фактический результат</text:p>
          </table:table-cell>
          <table:table-cell table:style-name="Таблица1.B2" office:value-type="string">
            <text:p text:style-name="Table_20_Contents">- После нажатия на кнопку «Добавить» было показано уведомление об успешном добавлении</text:p>
          </table:table-cell>
        </table:table-row>
        <table:table-row>
          <table:table-cell table:style-name="Таблица1.A2" office:value-type="string">
            <text:p text:style-name="Table_20_Contents">Статус</text:p>
          </table:table-cell>
          <table:table-cell table:style-name="Таблица1.B2" office:value-type="string">
            <text:p text:style-name="Table_20_Contents">Пройден</text:p>
          </table:table-cell>
        </table:table-row>
      </table:table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Атрибут</text:p>
          </table:table-cell>
          <table:table-cell table:style-name="Таблица4.B1" office:value-type="string">
            <text:p text:style-name="P10">Значение</text:p>
          </table:table-cell>
        </table:table-row>
        <table:table-row table:style-name="Таблица4.2">
          <table:table-cell table:style-name="Таблица4.A2" office:value-type="string">
            <text:p text:style-name="P8">Уникальный идентификатор</text:p>
          </table:table-cell>
          <table:table-cell table:style-name="Таблица4.B2" office:value-type="string">
            <text:p text:style-name="P8">A-<text:span text:style-name="T2">2</text:span></text:p>
          </table:table-cell>
        </table:table-row>
        <table:table-row table:style-name="Таблица4.2">
          <table:table-cell table:style-name="Таблица4.A2" office:value-type="string">
            <text:p text:style-name="P8">Название</text:p>
          </table:table-cell>
          <table:table-cell table:style-name="Таблица4.B2" office:value-type="string">
            <text:p text:style-name="P9">Неверный ввод в поле веса</text:p>
          </table:table-cell>
        </table:table-row>
        <table:table-row table:style-name="Таблица4.2">
          <table:table-cell table:style-name="Таблица4.A2" office:value-type="string">
            <text:p text:style-name="P8">Описание</text:p>
          </table:table-cell>
          <table:table-cell table:style-name="Таблица4.B2" office:value-type="string">
            <text:p text:style-name="P8">Проверка, что <text:span text:style-name="T2">в окне добавления игрока в поле вес нельзя ввести значение не являющееся числом</text:span></text:p>
          </table:table-cell>
        </table:table-row>
        <table:table-row table:style-name="Таблица4.2">
          <table:table-cell table:style-name="Таблица4.A2" office:value-type="string">
            <text:p text:style-name="P8">Входные данные</text:p>
          </table:table-cell>
          <table:table-cell table:style-name="Таблица4.B2" office:value-type="string">
            <text:p text:style-name="P8">- Имя игрока: Иванов Иван Иванович</text:p>
            <text:p text:style-name="P8">- Вес: <text:span text:style-name="T2">ЙЦУКЕН</text:span></text:p>
            <text:p text:style-name="P8">- Дата рождения: 24.05.1992</text:p>
            <text:p text:style-name="P8">- Команда: Команда А</text:p>
            <text:p text:style-name="P8">- Позиция: Позиция 1</text:p>
            <text:p text:style-name="P8">- Дата начала игры: 24.06.2024</text:p>
          </table:table-cell>
        </table:table-row>
        <table:table-row table:style-name="Таблица4.2">
          <table:table-cell table:style-name="Таблица4.A2" office:value-type="string">
            <text:p text:style-name="P8">Предусловия</text:p>
          </table:table-cell>
          <table:table-cell table:style-name="Таблица4.B2" office:value-type="string">
            <text:p text:style-name="P8">- Имеется подключение к базе</text:p>
          </table:table-cell>
        </table:table-row>
        <table:table-row table:style-name="Таблица4.2">
          <table:table-cell table:style-name="Таблица4.A2" office:value-type="string">
            <text:p text:style-name="P8">Шаги</text:p>
          </table:table-cell>
          <table:table-cell table:style-name="Таблица4.B2" office:value-type="string">
            <text:p text:style-name="P8">1. Открыть приложение</text:p>
            <text:p text:style-name="P8">2. Войти под ролью «Администратор»</text:p>
            <text:p text:style-name="P8">3. Нажать кнопку «Добавить игрока»</text:p>
            <text:p text:style-name="P8">4. Заполнить поля имя игрока, вес, рост, дата рождения, команда, позиция, дата начала игры</text:p>
            <text:p text:style-name="P8">5. Нажать кнопку «Добавить»</text:p>
          </table:table-cell>
        </table:table-row>
        <table:table-row table:style-name="Таблица4.2">
          <table:table-cell table:style-name="Таблица4.A2" office:value-type="string">
            <text:p text:style-name="P8">Ожидаемый результат</text:p>
          </table:table-cell>
          <table:table-cell table:style-name="Таблица4.B2" office:value-type="string">
            <text:p text:style-name="P8">- <text:span text:style-name="T2">При попытке ввода нечислового значение в поле вес, символы не являющиеся числом не будут введены</text:span></text:p>
          </table:table-cell>
        </table:table-row>
        <table:table-row table:style-name="Таблица4.2">
          <table:table-cell table:style-name="Таблица4.A2" office:value-type="string">
            <text:p text:style-name="P8">Фактический результат</text:p>
          </table:table-cell>
          <table:table-cell table:style-name="Таблица4.B2" office:value-type="string">
            <text:p text:style-name="P8">- <text:span text:style-name="T2">При попытке ввода нечислового значение в поле вес, символы не являющиеся числом не будут введены</text:span></text:p>
          </table:table-cell>
        </table:table-row>
        <table:table-row>
          <table:table-cell table:style-name="Таблица4.A2" office:value-type="string">
            <text:p text:style-name="P8">Статус</text:p>
          </table:table-cell>
          <table:table-cell table:style-name="Таблица4.B2" office:value-type="string">
            <text:p text:style-name="P8">Пройден</text:p>
          </table:table-cell>
        </table:table-row>
      </table:table>
      <text:p text:style-name="P7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Атрибут</text:p>
          </table:table-cell>
          <table:table-cell table:style-name="Таблица3.B1" office:value-type="string">
            <text:p text:style-name="P10">Значение</text:p>
          </table:table-cell>
        </table:table-row>
        <table:table-row table:style-name="Таблица3.2">
          <table:table-cell table:style-name="Таблица3.A2" office:value-type="string">
            <text:p text:style-name="P8">Уникальный идентификатор</text:p>
          </table:table-cell>
          <table:table-cell table:style-name="Таблица3.B2" office:value-type="string">
            <text:p text:style-name="P8">A-<text:span text:style-name="T2">3</text:span></text:p>
          </table:table-cell>
        </table:table-row>
        <table:table-row table:style-name="Таблица3.2">
          <table:table-cell table:style-name="Таблица3.A2" office:value-type="string">
            <text:p text:style-name="P8">Название</text:p>
          </table:table-cell>
          <table:table-cell table:style-name="Таблица3.B2" office:value-type="string">
            <text:p text:style-name="P9">Добавление игрока без команды</text:p>
          </table:table-cell>
        </table:table-row>
        <table:table-row table:style-name="Таблица3.2">
          <table:table-cell table:style-name="Таблица3.A2" office:value-type="string">
            <text:p text:style-name="P8">Описание</text:p>
          </table:table-cell>
          <table:table-cell table:style-name="Таблица3.B2" office:value-type="string">
            <text:p text:style-name="P8">Проверка, что п<text:span text:style-name="T2">ри попытке добавления игрока без выбранной команды, кнопка добавить будет заблокирована</text:span></text:p>
          </table:table-cell>
        </table:table-row>
        <table:table-row table:style-name="Таблица3.2">
          <table:table-cell table:style-name="Таблица3.A2" office:value-type="string">
            <text:p text:style-name="P8">Входные данные</text:p>
          </table:table-cell>
          <table:table-cell table:style-name="Таблица3.B2" office:value-type="string">
            <text:p text:style-name="P8">- Имя игрока: Иванов Иван Иванович</text:p>
            <text:p text:style-name="P8">- Вес: 75.5</text:p>
            <text:p text:style-name="P8">- Дата рождения: 24.05.1992</text:p>
            <text:p text:style-name="P8">- Позиция: Позиция 1</text:p>
            <text:p text:style-name="P8">- Дата начала игры: 24.06.2024</text:p>
          </table:table-cell>
        </table:table-row>
        <table:table-row table:style-name="Таблица3.2">
          <table:table-cell table:style-name="Таблица3.A2" office:value-type="string">
            <text:p text:style-name="P8">Предусловия</text:p>
          </table:table-cell>
          <table:table-cell table:style-name="Таблица3.B2" office:value-type="string">
            <text:p text:style-name="P8">- Имеется подключение к базе</text:p>
          </table:table-cell>
        </table:table-row>
        <table:table-row table:style-name="Таблица3.2">
          <table:table-cell table:style-name="Таблица3.A2" office:value-type="string">
            <text:p text:style-name="P8">Шаги</text:p>
          </table:table-cell>
          <table:table-cell table:style-name="Таблица3.B2" office:value-type="string">
            <text:p text:style-name="P8">1. Открыть приложение</text:p>
            <text:p text:style-name="P8">2. Войти под ролью «Администратор»</text:p>
            <text:p text:style-name="P8">3. Нажать кнопку «Добавить игрока»</text:p>
            <text:p text:style-name="P8">4. Заполнить поля имя игрока, вес, рост, дата рождения, позиция, дата начала игры</text:p>
            <text:p text:style-name="P8">5. Нажать кнопку «Добавить»</text:p>
          </table:table-cell>
        </table:table-row>
        <table:table-row table:style-name="Таблица3.2">
          <table:table-cell table:style-name="Таблица3.A2" office:value-type="string">
            <text:p text:style-name="P8">Ожидаемый результат</text:p>
          </table:table-cell>
          <table:table-cell table:style-name="Таблица3.B2" office:value-type="string">
            <text:p text:style-name="P8">- <text:span text:style-name="T2">После заполнения всех полей, кроме команды, кнопка добавить будет неактивна, и при нажатии на нее будет показываться сообщение о незаполненном поле</text:span></text:p>
          </table:table-cell>
        </table:table-row>
        <table:table-row table:style-name="Таблица3.2">
          <table:table-cell table:style-name="Таблица3.A2" office:value-type="string">
            <text:p text:style-name="P8">Фактический результат</text:p>
          </table:table-cell>
          <table:table-cell table:style-name="Таблица3.B2" office:value-type="string">
            <text:p text:style-name="P8">- После нажатия на кнопку «Добавить» <text:span text:style-name="T2">не было показано сообщение</text:span></text:p>
          </table:table-cell>
        </table:table-row>
        <table:table-row>
          <table:table-cell table:style-name="Таблица3.A2" office:value-type="string">
            <text:p text:style-name="P8">Статус</text:p>
          </table:table-cell>
          <table:table-cell table:style-name="Таблица3.B2" office:value-type="string">
            <text:p text:style-name="P9">Провален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tru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>
        <style:tab-stops/>
      </style:paragraph-properties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9:00:15.682848507</meta:creation-date>
    <dc:title>Default</dc:title>
    <meta:editing-cycles>2</meta:editing-cycles>
    <meta:editing-duration>PT15M6S</meta:editing-duration>
    <meta:generator>LibreOffice/7.5.6.2$Linux_X86_64 LibreOffice_project/50$Build-2</meta:generator>
    <dc:date>2024-04-15T09:15:24.525124710</dc:date>
    <meta:document-statistic meta:table-count="4" meta:image-count="0" meta:object-count="0" meta:page-count="3" meta:paragraph-count="96" meta:word-count="397" meta:character-count="2571" meta:non-whitespace-character-count="2270"/>
  </office:meta>
</office:document-meta>
</file>